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<text:bookmark text:name="SPY-GAME:-Write-a-function-that-takes-in-a-list-of-integers-and-returns-True-if-it-contains-007-in-order"/>SPY GAME: Write a function that takes in a list of integers and returns True if it contains 007 in order</text:h>
      <text:p text:style-name="Preformatted_20_Text"><text:span text:style-name="Source_20_Text"><text:s/>spy_game([1,2,4,0,0,7,5]) --&gt; True</text:span></text:p>
      <text:p text:style-name="Preformatted_20_Text"><text:span text:style-name="Source_20_Text"><text:s/>spy_game([1,0,2,4,0,5,7]) --&gt; True</text:span></text:p>
      <text:p text:style-name="P1"><text:span text:style-name="Source_20_Text"><text:s/>spy_game([1,7,2,0,4,5,0]) --&gt; False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23:08:39.166294490</meta:creation-date>
    <dc:date>2021-10-18T23:09:09.221516798</dc:date>
    <meta:editing-duration>PT30S</meta:editing-duration>
    <meta:editing-cycles>1</meta:editing-cycles>
    <meta:document-statistic meta:table-count="0" meta:image-count="0" meta:object-count="0" meta:page-count="1" meta:paragraph-count="4" meta:word-count="33" meta:character-count="210" meta:non-whitespace-character-count="181"/>
    <meta:generator>LibreOffice/6.4.7.2$Linux_X86_64 LibreOffice_project/40$Build-2</meta:generator>
  </office:meta>
</office:document-meta>
</file>